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mulações</text:p>
          </table:table-cell>
          <table:table-cell office:value-type="string" calcext:value-type="string">
            <text:p>Numero de ataques </text:p>
          </table:table-cell>
          <table:table-cell office:value-type="string" calcext:value-type="string">
            <text:p>Detectados </text:p>
          </table:table-cell>
          <table:table-cell office:value-type="string" calcext:value-type="string">
            <text:p>Não detectados</text:p>
          </table:table-cell>
          <table:table-cell/>
          <table:table-cell table:style-name="ce1" office:value-type="string" calcext:value-type="string">
            <text:p>Suspeitos </text:p>
          </table:table-cell>
          <table:table-cell table:style-name="ce1" office:value-type="string" calcext:value-type="string">
            <text:p>Atacantes </text:p>
          </table:table-cell>
          <table:table-cell table:style-name="ce1" office:value-type="string" calcext:value-type="string">
            <text:p>Não atacant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B2]-[.C2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B3]-[.C3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B4]-[.C4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B5]-[.C5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B6]-[.C6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B7]-[.C7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B8]-[.C8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B9]-[.C9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0]-[.C10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table:formula="of:=([.B11]-[.C11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B12]-[.C12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B13]-[.C13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B14]-[.C14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5]-[.C15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B16]-[.C16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7]-[.C17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B18]-[.C18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B19]-[.C19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B20]-[.C20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21]-[.C21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B22]-[.C22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23]-[.C23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B24]-[.C24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25]-[.C25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26]-[.C26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B27]-[.C27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28]-[.C28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B29]-[.C29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30]-[.C30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B31]-[.C31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32]-[.C32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B33]-[.C33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34]-[.C34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B35]-[.C35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B36]-[.C36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"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table:number-columns-repeated="3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:.B36])" office:value-type="float" office:value="350" calcext:value-type="float">
            <text:p>350</text:p>
          </table:table-cell>
          <table:table-cell table:formula="of:=SUM([.C2:.C36])" office:value-type="float" office:value="315" calcext:value-type="float">
            <text:p>315</text:p>
          </table:table-cell>
          <table:table-cell table:formula="of:=SUM([.D2:.D36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 table:formula="of:=MEDIAN([.B2:.B36])" office:value-type="float" office:value="10" calcext:value-type="float">
            <text:p>10</text:p>
          </table:table-cell>
          <table:table-cell table:formula="of:=MEDIAN([.C2:.C36])" office:value-type="float" office:value="9" calcext:value-type="float">
            <text:p>9</text:p>
          </table:table-cell>
          <table:table-cell table:formula="of:=MEDIAN([.D2:.D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axa de detecção: </text:p>
          </table:table-cell>
          <table:table-cell table:style-name="ce2" table:formula="of:=([.C39]/[.B39])" office:value-type="percentage" office:value="0.9" calcext:value-type="percentage">
            <text:p>90,00%</text:p>
          </table:table-cell>
          <table:table-cell table:style-name="Default"/>
          <table:table-cell table:number-columns-repeated="4"/>
        </table:table-row>
        <table:table-row table:style-name="ro1" table:number-rows-repeated="3"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Simulações</text:p>
          </table:table-cell>
          <table:table-cell office:value-type="string" calcext:value-type="string">
            <text:p>Numero de ataques </text:p>
          </table:table-cell>
          <table:table-cell office:value-type="string" calcext:value-type="string">
            <text:p>Detectados </text:p>
          </table:table-cell>
          <table:table-cell office:value-type="string" calcext:value-type="string">
            <text:p>Não detectado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([.B50]-[.C5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B51]-[.C5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([.B52]-[.C5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B53]-[.C53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([.B54]-[.C5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([.B55]-[.C5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([.B56]-[.C5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B57]-[.C57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[.B58]-[.C5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[.B59]-[.C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([.B60]-[.C6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B61]-[.C6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B62]-[.C6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[.B63]-[.C6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B64]-[.C64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[.B65]-[.C6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B66]-[.C6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B67]-[.C67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([.B68]-[.C6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table:formula="of:=([.B69]-[.C6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B70]-[.C7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[.B71]-[.C7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([.B72]-[.C7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[.B73]-[.C7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[.B74]-[.C7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B75]-[.C75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[.B76]-[.C7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B77]-[.C77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[.B78]-[.C7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([.B79]-[.C7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[.B80]-[.C8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([.B81]-[.C8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[.B82]-[.C8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B83]-[.C83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([.B84]-[.C8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50:.B84])" office:value-type="float" office:value="700" calcext:value-type="float">
            <text:p>700</text:p>
          </table:table-cell>
          <table:table-cell table:formula="of:=SUM([.C50:.C84])" office:value-type="float" office:value="665" calcext:value-type="float">
            <text:p>665</text:p>
          </table:table-cell>
          <table:table-cell table:formula="of:=SUM([.D50:.D84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 table:formula="of:=MEDIAN([.B50:.B84])" office:value-type="float" office:value="20" calcext:value-type="float">
            <text:p>20</text:p>
          </table:table-cell>
          <table:table-cell table:formula="of:=MEDIAN([.C50:.C84])" office:value-type="float" office:value="19" calcext:value-type="float">
            <text:p>19</text:p>
          </table:table-cell>
          <table:table-cell table:formula="of:=MEDIAN([.D50:.D84]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axa de detecção: </text:p>
          </table:table-cell>
          <table:table-cell table:style-name="ce3" table:formula="of:=(665/700)" office:value-type="percentage" office:value="0.95" calcext:value-type="percentage">
            <text:p>95,00%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Simulações</text:p>
          </table:table-cell>
          <table:table-cell office:value-type="string" calcext:value-type="string">
            <text:p>Numero de ataques </text:p>
          </table:table-cell>
          <table:table-cell office:value-type="string" calcext:value-type="string">
            <text:p>Detectados </text:p>
          </table:table-cell>
          <table:table-cell office:value-type="string" calcext:value-type="string">
            <text:p>Não detectado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[.B96]-[.C9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97]-[.C9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.B98]-[.C9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[.B99]-[.C9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100]-[.C10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.B101]-[.C10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102]-[.C10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.B103]-[.C10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[.B104]-[.C104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105]-[.C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.B106]-[.C10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107]-[.C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.B108]-[.C10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[.B109]-[.C1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110]-[.C11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.B111]-[.C1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112]-[.C11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.B113]-[.C11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[.B114]-[.C114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115]-[.C1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.B116]-[.C1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117]-[.C11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.B118]-[.C1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[.B119]-[.C11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120]-[.C12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.B121]-[.C1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122]-[.C12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.B123]-[.C1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[.B124]-[.C124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125]-[.C12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.B126]-[.C1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127]-[.C12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.B128]-[.C12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[.B129]-[.C12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130]-[.C13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96:.B130])" office:value-type="float" office:value="525" calcext:value-type="float">
            <text:p>525</text:p>
          </table:table-cell>
          <table:table-cell table:formula="of:=SUM([.C96:.C130])" office:value-type="float" office:value="495" calcext:value-type="float">
            <text:p>495</text:p>
          </table:table-cell>
          <table:table-cell table:formula="of:=SUM([.D96:.D130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 table:formula="of:=MEDIAN([.B96:.B130])" office:value-type="float" office:value="15" calcext:value-type="float">
            <text:p>15</text:p>
          </table:table-cell>
          <table:table-cell table:formula="of:=MEDIAN([.C96:.C130])" office:value-type="float" office:value="14" calcext:value-type="float">
            <text:p>14</text:p>
          </table:table-cell>
          <table:table-cell table:formula="of:=MEDIAN([.D96:.D13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axa de detecção: </text:p>
          </table:table-cell>
          <table:table-cell table:style-name="ce4" table:formula="of:=([.C133]/[.B133])" office:value-type="percentage" office:value="0.942857142857143" calcext:value-type="percentage">
            <text:p>94,29%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9:16:43.600866576</meta:creation-date>
    <dc:date>2019-05-02T13:28:59.363721039</dc:date>
    <meta:editing-duration>PT30M36S</meta:editing-duration>
    <meta:editing-cycles>1</meta:editing-cycles>
    <meta:document-statistic meta:table-count="1" meta:cell-count="570" meta:object-count="0"/>
    <meta:generator>LibreOffice/5.1.6.2$Linux_X86_64 LibreOffice_project/10m0$Build-2</meta:generator>
  </office:meta>
</office:document-meta>
</file>